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292cm" fo:min-width="6.042cm" fo:wrap-option="wrap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2.374cm" fo:min-width="2.152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972f" draw:textarea-horizontal-align="justify" draw:textarea-vertical-align="middle" draw:auto-grow-height="false" fo:min-height="2.379cm" fo:min-width="2.152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77bc65" draw:textarea-horizontal-align="justify" draw:textarea-vertical-align="middle" draw:auto-grow-height="false" fo:min-height="2.379cm" fo:min-width="2.152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ffff38" draw:textarea-horizontal-align="justify" draw:textarea-vertical-align="middle" draw:auto-grow-height="false" fo:min-height="2.464cm" fo:min-width="3.25cm" style:writing-mode="lr-tb" loext:decorative="false"/>
      <style:paragraph-properties style:writing-mode="lr-tb"/>
    </style:style>
    <style:style style:name="gr6" style:family="graphic" style:parent-style-name="standard">
      <style:graphic-properties draw:fill="none" loext:fill-use-slide-background="false" draw:textarea-horizontal-align="justify" draw:textarea-vertical-align="middle" draw:auto-grow-height="false" fo:min-height="10.2cm" fo:min-width="19.088cm" fo:wrap-option="wrap" loext:decorative="fals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8" style:family="graphic" style:parent-style-name="standard">
      <style:graphic-properties draw:fill="none" loext:fill-use-slide-background="false" draw:textarea-horizontal-align="justify" draw:textarea-vertical-align="middle" draw:auto-grow-height="false" fo:min-height="3.072cm" fo:min-width="2.86cm" fo:wrap-option="wrap" loext:decorative="false"/>
    </style:style>
    <style:style style:name="gr9" style:family="graphic" style:parent-style-name="standard">
      <style:graphic-properties draw:fill="none" loext:fill-use-slide-background="false" draw:textarea-horizontal-align="justify" draw:textarea-vertical-align="middle" draw:auto-grow-height="false" fo:min-height="3.081cm" fo:min-width="2.86cm" fo:wrap-option="wrap" loext:decorative="false"/>
    </style:style>
    <style:style style:name="gr10" style:family="graphic" style:parent-style-name="standard">
      <style:graphic-properties draw:fill-color="#ff7b59" draw:textarea-horizontal-align="justify" draw:textarea-vertical-align="middle" draw:auto-grow-height="false" fo:min-height="2.464cm" fo:min-width="3.25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972f"/>
      <style:paragraph-properties fo:text-align="center" style:writing-mode="lr-tb"/>
    </style:style>
    <style:style style:name="P4" style:family="paragraph">
      <loext:graphic-properties draw:fill-color="#77bc65"/>
      <style:paragraph-properties fo:text-align="center" style:writing-mode="lr-tb"/>
    </style:style>
    <style:style style:name="P5" style:family="paragraph">
      <loext:graphic-properties draw:fill-color="#ffff38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7b59"/>
      <style:paragraph-properties fo:text-align="center" style:writing-mode="lr-tb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5cm" svg:height="9.25cm" svg:x="54cm" svg:y="2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75cm" svg:height="3.71cm" svg:x="13cm" svg:y="1.796cm">
          <text:p text:style-name="P1"><text:span text:style-name="T1">Frisbeegolf-tulospalvel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3.75cm" svg:height="3.717cm" svg:x="6.25cm" svg:y="9.036cm">
          <text:p text:style-name="P1"><text:span text:style-name="T2">Front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75cm" svg:height="3.717cm" svg:x="19.75cm" svg:y="9.036cm">
          <text:p text:style-name="P1"><text:span text:style-name="T2">Back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3" draw:id="id3" draw:layer="layout" svg:width="3.75cm" svg:height="2.714cm" svg:x="2.5cm" svg:y="17.286cm">
          <text:p text:style-name="P1"><text:span text:style-name="T3">Käyttäjä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7.7cm" svg:height="14.778cm" svg:x="1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10.5cm" svg:y1="10.895cm" svg:x2="19.25cm" svg:y2="10.895cm" draw:start-shape="id1" draw:start-glue-point="10" draw:end-shape="id2" draw:end-glue-point="6" svg:d="M10500 10895h8750" svg:viewBox="0 0 8751 1">
          <text:p/>
        </draw:connector>
        <draw:connector draw:style-name="gr7" draw:text-style-name="P6" draw:layer="layout" draw:type="line" svg:x1="4.375cm" svg:y1="17.286cm" svg:x2="6.799cm" svg:y2="12.209cm" draw:start-shape="id3" draw:start-glue-point="0" draw:end-shape="id4" draw:end-glue-point="7" svg:d="M4375 17286l2424-5077" svg:viewBox="0 0 2425 5078">
          <text:p/>
        </draw:connector>
        <draw:custom-shape draw:style-name="gr8" draw:text-style-name="P6" draw:layer="layout" svg:width="4.75cm" svg:height="4.698cm" svg:x="12.5cm" svg:y="1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1" draw:id="id1" draw:layer="layout" svg:width="4.75cm" svg:height="4.711cm" svg:x="5.75cm" svg:y="8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2" draw:id="id2" draw:layer="layout" svg:width="4.75cm" svg:height="4.711cm" svg:x="19.25cm" svg:y="8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5" draw:id="id5" draw:layer="layout" svg:width="3.75cm" svg:height="2.714cm" svg:x="23.5cm" svg:y="17.286cm">
          <text:p text:style-name="P1"><text:span text:style-name="T3">Alustan ylläpito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23.305cm" svg:y1="12.56cm" svg:x2="25.375cm" svg:y2="17.286cm" draw:start-shape="id2" draw:start-glue-point="9" draw:end-shape="id5" draw:end-glue-point="0" svg:d="M23305 12560l2070 4726" svg:viewBox="0 0 2071 472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3:43:20.485947972</meta:creation-date>
    <dc:date>2024-11-05T17:00:46.044988539</dc:date>
    <meta:editing-duration>PT12M7S</meta:editing-duration>
    <meta:editing-cycles>8</meta:editing-cycles>
    <meta:generator>LibreOffice/24.8.2.1$Linux_X86_64 LibreOffice_project/480$Build-1</meta:generator>
    <meta:document-statistic meta:object-count="13"/>
  </office:meta>
</office:document-meta>
</file>